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mmaries _updated for gun control.</text:p>
      <text:p text:style-name="Standard"/>
      <text:p text:style-name="Standard"/>
      <text:p text:style-name="Standard"/>
      <text:p text:style-name="Standard">1)/Users/amita/git/summary_repo/Summary/src/data_pkg/CSV/gun-control/MTdata/MT1/MT1Summaries/MT1_midRange_Summary </text:p>
      <text:p text:style-name="Standard"/>
      <text:p text:style-name="Standard">2/Users/amita/git/summary_repo/Summary/src/data_pkg/CSV/gun-control/MTdata/MT1/MT1Summaries/MT1_midRangeSummaries_Updated </text:p>
      <text:p text:style-name="Standard"/>
      <text:p text:style-name="Standard">Updated Summaries modified to include simple sentences from summari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0-25T13:57:51</meta:creation-date>
    <meta:document-statistic meta:table-count="0" meta:image-count="0" meta:object-count="0" meta:page-count="1" meta:paragraph-count="4" meta:word-count="16" meta:character-count="341"/>
    <dc:date>2014-10-25T13:59:07</dc:date>
    <dc:creator>amita misra</dc:creator>
    <meta:editing-duration>PT1M16S</meta:editing-duration>
    <meta:editing-cycles>1</meta:editing-cycles>
    <meta:generator>OpenOffice/4.1.0$Unix OpenOffice.org_project/410m18$Build-9764</meta:generator>
  </office:meta>
</office:document-meta>
</file>